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wrap-option="wrap" style:vertical-align="top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44" style:family="table-cell" style:parent-style-name="Default">
      <style:table-cell-properties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5983b0" fo:wrap-option="wrap" style:vertical-align="top"/>
    </style:style>
    <style:style style:name="ce73" style:family="table-cell" style:parent-style-name="Default">
      <style:table-cell-properties fo:background-color="#999999" fo:wrap-option="wrap" style:vertical-align="top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5983b0" fo:wrap-option="wrap" style:vertical-align="top"/>
    </style:style>
    <style:style style:name="ce76" style:family="table-cell" style:parent-style-name="Default">
      <style:table-cell-properties fo:background-color="#999999" fo:wrap-option="wrap" style:vertical-align="top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8" style:family="table-cell" style:parent-style-name="Default">
      <style:table-cell-properties fo:background-color="#5983b0" fo:wrap-option="wrap" style:vertical-align="top"/>
    </style:style>
    <style:style style:name="ce79" style:family="table-cell" style:parent-style-name="Default">
      <style:table-cell-properties fo:background-color="#999999" fo:wrap-option="wrap" style:vertical-align="top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5983b0" fo:wrap-option="wrap" style:vertical-align="top"/>
    </style:style>
    <style:style style:name="ce82" style:family="table-cell" style:parent-style-name="Default">
      <style:table-cell-properties fo:background-color="#999999" fo:wrap-option="wrap" style:vertical-align="top"/>
    </style:style>
    <style:style style:name="ce8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86" style:family="table-cell" style:parent-style-name="Default">
      <style:table-cell-properties fo:background-color="#5983b0" fo:wrap-option="wrap" style:vertical-align="top"/>
    </style:style>
    <style:style style:name="ce87" style:family="table-cell" style:parent-style-name="Default">
      <style:table-cell-properties fo:background-color="#999999" fo:wrap-option="wrap" style:vertical-align="top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6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19"/>
        <table:table-column table:style-name="co2" table:number-columns-repeated="3" table:default-cell-style-name="ce19"/>
        <table:table-column table:style-name="co2" table:default-cell-style-name="ce44"/>
        <table:table-row table:style-name="ro2">
          <table:table-cell table:style-name="ce16" office:value-type="string" calcext:value-type="string">
            <text:p>Misc.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17:.$C$511]; [.C2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2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17:.$C$511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17" office:value-type="string" calcext:value-type="string">
            <text:p>Fail</text:p>
          </table:table-cell>
          <table:table-cell table:formula="of:=COUNTIF([.$C$17:.$C$511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17" office:value-type="string" calcext:value-type="string">
            <text:p>N/A</text:p>
          </table:table-cell>
          <table:table-cell table:formula="of:=COUNTIF([.$C$17:.$C$511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17:.$C$511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2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/>
          <table:table-cell table:style-name="ce45"/>
          <table:table-cell table:style-name="ce29"/>
          <table:table-cell/>
        </table:table-row>
        <table:table-row table:style-name="ro1">
          <table:table-cell table:style-name="ce16" office:value-type="string" calcext:value-type="string">
            <text:p>Cookies Bann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office:value-type="string" calcext:value-type="string">
            <text:p>1. Navigate to the site’s home page for the first time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3">
          <table:table-cell table:style-name="ce24" office:value-type="string" calcext:value-type="string">
            <text:p>The banner about cookies should display.</text:p>
          </table:table-cell>
          <table:table-cell table:style-name="ce23" office:value-type="string" calcext:value-type="string">
            <text:p>test_cookies_banner_visible</text:p>
          </table:table-cell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banner about cookies should no longer display.</text:p>
          </table:table-cell>
          <table:table-cell table:style-name="ce23" office:value-type="string" calcext:value-type="string">
            <text:p>test_cookies_accepted</text:p>
          </table:table-cell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6" office:value-type="string" calcext:value-type="string">
            <text:p>Site Head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Logo is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Website title and tag line are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buttons linking to social media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Ribbon with the website page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head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displaying page should now be the Gallery page (/gallery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mmissions page (/commission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displaying page should now be the Home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6" office:value-type="string" calcext:value-type="string">
            <text:p>Site Foot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ocial media text buttons with hyperlink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Website’s title visible with hyperlink to homepag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Wordpress logo with hyperlink linking to Wordpress websit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foot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469">
          <table:table-cell table:number-columns-repeated="2"/>
          <table:table-cell table:style-name="ce42"/>
          <table:table-cell table:number-columns-repeated="2"/>
        </table:table-row>
        <table:table-row table:style-name="ro1" table:number-rows-repeated="104806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Misc.'.C9:'Misc.'.C15 'Misc.'.C17:'Misc.'.C32 'Misc.'.C34:'Misc.'.C509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52"/>
        <table:table-column table:style-name="co2" table:default-cell-style-name="ce52"/>
        <table:table-column table:style-name="co2" table:default-cell-style-name="ce17"/>
        <table:table-column table:style-name="co2" table:default-cell-style-name="ce52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52"/>
        <table:table-column table:style-name="co2" table:default-cell-style-name="ce52"/>
        <table:table-column table:style-name="co2" table:default-cell-style-name="ce77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52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52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52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52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2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7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52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80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52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2"/>
          <table:table-cell table:style-name="ce17" office:value-type="string" calcext:value-type="string">
            <text:p>Not Tested</text:p>
          </table:table-cell>
          <table:table-cell table:style-name="ce52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52"/>
          <table:table-cell table:style-name="ce17" office:value-type="string" calcext:value-type="string">
            <text:p>Pass</text:p>
          </table:table-cell>
          <table:table-cell table:style-name="ce52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Fail</text:p>
          </table:table-cell>
          <table:table-cell table:style-name="ce52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N/A</text:p>
          </table:table-cell>
          <table:table-cell table:style-name="ce52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24" office:value-type="string" calcext:value-type="string">
            <text:p>Blocked</text:p>
          </table:table-cell>
          <table:table-cell table:style-name="ce52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52"/>
          <table:table-cell table:style-name="ce52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From the Home page, navigate to the COMMISSIONS page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52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52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52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52"/>
        <table:table-column table:style-name="co2" table:default-cell-style-name="ce52"/>
        <table:table-column table:style-name="co2" table:default-cell-style-name="ce83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52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52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52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52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52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2"/>
          <table:table-cell table:style-name="ce17" office:value-type="string" calcext:value-type="string">
            <text:p>Not Tested</text:p>
          </table:table-cell>
          <table:table-cell table:style-name="ce52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52"/>
          <table:table-cell table:style-name="ce17" office:value-type="string" calcext:value-type="string">
            <text:p>Pass</text:p>
          </table:table-cell>
          <table:table-cell table:style-name="ce52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Fail</text:p>
          </table:table-cell>
          <table:table-cell table:style-name="ce52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N/A</text:p>
          </table:table-cell>
          <table:table-cell table:style-name="ce52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2"/>
          <table:table-cell table:style-name="ce52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2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8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52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1:33:30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19T14:24:37.984000000</dc:date>
    <meta:editing-duration>PT6H50M59S</meta:editing-duration>
    <meta:editing-cycles>68</meta:editing-cycles>
    <meta:generator>LibreOffice/24.2.5.2$Windows_X86_64 LibreOffice_project/bffef4ea93e59bebbeaf7f431bb02b1a39ee8a59</meta:generator>
    <meta:document-statistic meta:table-count="8" meta:cell-count="381" meta:object-count="0"/>
  </office:meta>
</office:document-meta>
</file>